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69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0.591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709cm"/>
    </style:style>
    <style:style style:name="Tableau1.F" style:family="table-column">
      <style:table-column-properties style:column-width="2.29cm"/>
    </style:style>
    <style:style style:name="Tableau1.G" style:family="table-column">
      <style:table-column-properties style:column-width="1.106cm"/>
    </style:style>
    <style:style style:name="Tableau1.H" style:family="table-column">
      <style:table-column-properties style:column-width="4.277cm"/>
    </style:style>
    <style:style style:name="Tableau1.I" style:family="table-column">
      <style:table-column-properties style:column-width="12.718cm"/>
    </style:style>
    <style:style style:name="Tableau1.1" style:family="table-row">
      <style:table-row-properties style:min-row-height="0.882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67a6" fo:border-bottom="0.25pt solid #000000" style:writing-mode="lr-tb"/>
    </style:style>
    <style:style style:name="Tableau1.I1" style:family="table-cell">
      <style:table-cell-properties style:vertical-align="middle" fo:padding="0.097cm" fo:border="0.25pt solid #004064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2a9d8f" fo:padding="0.097cm" fo:border-left="0.75pt solid #004064" fo:border-right="none" fo:border-top="0.75pt solid #004064" fo:border-bottom="0.75pt solid #004064" style:writing-mode="lr-tb">
        <style:background-image/>
      </style:table-cell-properties>
    </style:style>
    <style:style style:name="Tableau1.H2" style:family="table-cell">
      <style:table-cell-properties style:vertical-align="middle" fo:background-color="#2a9d8f" fo:padding="0.097cm" fo:border="0.75pt solid #004064" style:writing-mode="lr-tb">
        <style:background-image/>
      </style:table-cell-properties>
    </style:style>
    <style:style style:name="Tableau1.I2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3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I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4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I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5" style:family="table-row">
      <style:table-row-properties style:min-row-height="0.556cm" fo:background-color="transparent" fo:keep-together="auto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2a9d8f" fo:padding="0.097cm" fo:border-left="0.75pt solid #004064" fo:border-right="0.75pt solid #004064" fo:border-top="none" fo:border-bottom="0.75pt solid #004064" style:writing-mode="lr-tb">
        <style:background-image/>
      </style:table-cell-properties>
    </style:style>
    <style:style style:name="Tableau1.I5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6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7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8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9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10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1" style:family="table-row">
      <style:table-row-properties style:min-row-height="0.794cm" fo:background-color="transparent" fo:keep-together="auto" style:use-optimal-row-height="false">
        <style:background-image/>
      </style:table-row-properties>
    </style:style>
    <style:style style:name="Tableau1.A11" style:family="table-cell">
      <style:table-cell-properties style:vertical-align="middle" fo:background-color="#2a9d8f" fo:padding="0.097cm" fo:border="0.75pt solid #000000" style:writing-mode="lr-tb">
        <style:background-image/>
      </style:table-cell-properties>
    </style:style>
    <style:style style:name="Tableau1.I11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C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E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G12" style:family="table-cell">
      <style:table-cell-properties style:vertical-align="middle" fo:padding="0.097cm" fo:border="0.25pt solid #004064" style:writing-mode="lr-tb"/>
    </style:style>
    <style:style style:name="Tableau1.I12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C1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I1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D1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I1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4064" fo:border-right="none" fo:border-top="0.5pt solid #004064" fo:border-bottom="0.5pt solid #004064" style:writing-mode="page"/>
    </style:style>
    <style:style style:name="Informationticket.B1" style:family="table-cell">
      <style:table-cell-properties fo:padding="0.097cm" fo:border="0.5pt solid #004064" style:writing-mode="page"/>
    </style:style>
    <style:style style:name="Informationticket.A2" style:family="table-cell">
      <style:table-cell-properties style:vertical-align="middle" fo:padding="0.097cm" fo:border-left="0.5pt solid #004064" fo:border-right="none" fo:border-top="none" fo:border-bottom="0.5pt solid #004064" style:writing-mode="page"/>
    </style:style>
    <style:style style:name="Informationticket.B2" style:family="table-cell">
      <style:table-cell-properties fo:padding="0.097cm" fo:border-left="0.5pt solid #004064" fo:border-right="0.5pt solid #004064" fo:border-top="none" fo:border-bottom="0.5pt solid #004064" style:writing-mode="page"/>
    </style:style>
    <style:style style:name="Informationticket.B3" style:family="table-cell">
      <style:table-cell-properties style:vertical-align="middle" fo:padding="0.097cm" fo:border-left="0.5pt solid #004064" fo:border-right="0.5pt solid #004064" fo:border-top="none" fo:border-bottom="0.5pt solid #004064" style:writing-mode="page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91cm"/>
    </style:style>
    <style:style style:name="Tableau2.C" style:family="table-column">
      <style:table-column-properties style:column-width="2.688cm"/>
    </style:style>
    <style:style style:name="Tableau2.D" style:family="table-column">
      <style:table-column-properties style:column-width="6.489cm"/>
    </style:style>
    <style:style style:name="Tableau2.E" style:family="table-column">
      <style:table-column-properties style:column-width="11.818cm"/>
    </style:style>
    <style:style style:name="Tableau2.F" style:family="table-column">
      <style:table-column-properties style:column-width="2.108cm"/>
    </style:style>
    <style:style style:name="Tableau2.A1" style:family="table-cell">
      <style:table-cell-properties style:vertical-align="middle" fo:background-color="#2a9d8f" fo:padding="0cm" fo:border-left="0.25pt solid #004064" fo:border-right="none" fo:border-top="0.25pt solid #004064" fo:border-bottom="0.25pt solid #004064" style:writing-mode="lr-tb">
        <style:background-image/>
      </style:table-cell-properties>
    </style:style>
    <style:style style:name="Tableau2.F1" style:family="table-cell">
      <style:table-cell-properties style:vertical-align="middle" fo:background-color="#2a9d8f" fo:padding="0cm" fo:border="0.25pt solid #004064" style:writing-mode="lr-tb">
        <style:background-image/>
      </style:table-cell-properties>
    </style:style>
    <style:style style:name="Tableau2.A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B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C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D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E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F2" style:family="table-cell">
      <style:table-cell-properties style:vertical-align="middle" fo:padding="0cm" fo:border="0.25pt solid #004064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004064" loext:opacity="100%"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4064" loext:opacity="100%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" fo:font-size="12pt" fo:font-weight="bold" officeooo:rsid="0032c1bd" officeooo:paragraph-rsid="0032c1b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" fo:font-size="12pt" fo:font-weight="bold" officeooo:rsid="0050bf77" officeooo:paragraph-rsid="0050bf77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officeooo:rsid="004673ea" officeooo:paragraph-rsid="004673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normal" officeooo:rsid="001f979d" officeooo:paragraph-rsid="004673e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paragraph-rsid="0032c1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4064" loext:opacity="100%" style:font-name="Arial" fo:font-size="11pt" officeooo:rsid="001f979d" officeooo:paragraph-rsid="001f979d" style:font-size-asian="11pt" style:font-size-complex="11pt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4064" loext:opacity="100%" style:font-name="Arial" fo:font-size="11pt" officeooo:rsid="003f91c0" officeooo:paragraph-rsid="003f91c0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.101cm" fo:margin-bottom="0.101cm" style:contextual-spacing="false"/>
      <style:text-properties fo:color="#004064" loext:opacity="100%" style:font-name="Arial" fo:font-size="11pt" fo:font-weight="normal" officeooo:paragraph-rsid="0044294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.101cm" fo:margin-bottom="0.101cm" style:contextual-spacing="false"/>
      <style:text-properties fo:color="#004064" loext:opacity="100%"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4064" loext:opacity="100%"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break-before="page"/>
      <style:text-properties fo:color="#004064" loext:opacity="100%" style:font-name="Arial" fo:font-size="11pt" officeooo:paragraph-rsid="005448cf" style:font-size-asian="11pt" style:font-size-complex="11pt"/>
    </style:style>
    <style:style style:name="P34" style:family="paragraph" style:parent-style-name="Standard">
      <style:text-properties style:font-name="Arial" fo:font-size="11pt" officeooo:paragraph-rsid="005448cf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Arial" fo:font-size="11pt" fo:font-weight="bold" officeooo:paragraph-rsid="005448cf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Arial" fo:font-size="11pt" fo:font-weight="bold" officeooo:rsid="00469c01" officeooo:paragraph-rsid="005448cf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67a6" loext:opacity="100%" style:font-name="Arial" fo:font-size="9pt" officeooo:rsid="002041cb" officeooo:paragraph-rsid="005448c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color="#004064" loext:opacity="100%" style:font-name="Arial" fo:font-size="9pt" officeooo:rsid="002041cb" officeooo:paragraph-rsid="005448cf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fo:color="#004064" loext:opacity="100%" style:font-name="Arial" fo:font-size="9pt" officeooo:rsid="002041cb" officeooo:paragraph-rsid="005448cf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color="#004064" loext:opacity="100%" style:font-name="Arial" fo:font-size="10pt" officeooo:rsid="002041cb" officeooo:paragraph-rsid="005448cf" style:font-size-asian="10pt" style:font-size-complex="10pt"/>
    </style:style>
    <style:style style:name="T1" style:family="text">
      <style:text-properties officeooo:rsid="002e555f"/>
    </style:style>
    <style:style style:name="T2" style:family="text">
      <style:text-properties fo:color="#004064" loext:opacity="100%" fo:font-weight="normal" officeooo:rsid="001f979d" style:font-weight-asian="normal" style:font-weight-complex="normal"/>
    </style:style>
    <style:style style:name="T3" style:family="text">
      <style:text-properties fo:font-weight="bold" officeooo:rsid="001f979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63d63"/>
    </style:style>
    <style:style style:name="T6" style:family="text">
      <style:text-properties fo:font-weight="bold" officeooo:rsid="003f91c0" style:font-weight-asian="bold" style:font-weight-complex="bold"/>
    </style:style>
    <style:style style:name="T7" style:family="text">
      <style:text-properties officeooo:rsid="003c77dc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5c196"/>
    </style:style>
    <style:style style:name="T10" style:family="text">
      <style:text-properties officeooo:rsid="0020f77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2" office:value-type="string">
            <text:p text:style-name="P1"><text:span text:style-name="T1">N°</text:span> du ticket</text:p>
          </table:table-cell>
          <table:covered-table-cell/>
          <table:table-cell table:style-name="Tableau1.A1" table:number-columns-spanned="6" office:value-type="string">
            <text:p text:style-name="P2">{ref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table:number-rows-spanned="14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4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Signature</text:p>
          </table:table-cell>
          <table:covered-table-cell table:style-name="Tableau1.I2"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4" office:value-type="string">
            <text:p text:style-name="P7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8">Téléphone</text:p>
          </table:table-cell>
          <table:covered-table-cell/>
          <table:table-cell table:style-name="Tableau1.H3" table:number-rows-spanned="2" office:value-type="string">
            <text:p text:style-name="P8"/>
          </table:table-cell>
          <table:covered-table-cell table:style-name="Tableau1.I2"/>
        </table:table-row>
        <table:table-row table:style-name="Tableau1.4">
          <table:table-cell table:style-name="Tableau1.A4" office:value-type="string">
            <text:p text:style-name="P8">Prénom</text:p>
          </table:table-cell>
          <table:table-cell table:style-name="Tableau1.B4" table:number-columns-spanned="4" office:value-type="string">
            <text:p text:style-name="P9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10"><text:span text:style-name="Police_20_par_20_défaut"><text:span text:style-name="T2">{phone_number}</text:span></text:span></text:p>
          </table:table-cell>
          <table:covered-table-cell/>
          <table:covered-table-cell table:style-name="Tableau1.H3"/>
          <table:covered-table-cell table:style-name="Tableau1.I2"/>
        </table:table-row>
        <table:table-row table:style-name="Tableau1.5">
          <table:table-cell table:style-name="Tableau1.A5" table:number-columns-spanned="8" office:value-type="string">
            <text:p text:style-name="P11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6">
          <table:table-cell table:style-name="Tableau1.A6" table:number-columns-spanned="2" office:value-type="string">
            <text:p text:style-name="P6">Service</text:p>
          </table:table-cell>
          <table:covered-table-cell/>
          <table:table-cell table:style-name="Tableau1.C6" table:number-columns-spanned="6" office:value-type="string">
            <text:p text:style-name="P12">{servic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7">
          <table:table-cell table:style-name="Tableau1.A7" table:number-columns-spanned="2" office:value-type="string">
            <text:p text:style-name="P6">Lieu</text:p>
          </table:table-cell>
          <table:covered-table-cell/>
          <table:table-cell table:style-name="Tableau1.C7" table:number-columns-spanned="6" office:value-type="string">
            <text:p text:style-name="P12">{location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8">
          <table:table-cell table:style-name="Tableau1.A7" table:number-columns-spanned="2" office:value-type="string">
            <text:p text:style-name="P6">Date création</text:p>
          </table:table-cell>
          <table:covered-table-cell/>
          <table:table-cell table:style-name="Tableau1.C7" table:number-columns-spanned="6" office:value-type="string">
            <text:p text:style-name="P12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9">
          <table:table-cell table:style-name="Tableau1.A7" table:number-columns-spanned="2" office:value-type="string">
            <text:p text:style-name="P13"><text:span text:style-name="T3">Date </text:span><text:span text:style-name="T4">déclarée</text:span></text:p>
          </table:table-cell>
          <table:covered-table-cell/>
          <table:table-cell table:style-name="Tableau1.C7" table:number-columns-spanned="6" office:value-type="string">
            <text:p text:style-name="P14">{declaration_dat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0">
          <table:table-cell table:style-name="Tableau1.A10" table:number-columns-spanned="2" office:value-type="string">
            <text:p text:style-name="P15">Date clôture</text:p>
          </table:table-cell>
          <table:covered-table-cell/>
          <table:table-cell table:style-name="Tableau1.C10" table:number-columns-spanned="6" office:value-type="string">
            <text:p text:style-name="P16">{close_dat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1">
          <table:table-cell table:style-name="Tableau1.A11" table:number-columns-spanned="8" office:value-type="string">
            <text:p text:style-name="P11">Sui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2">
          <table:table-cell table:style-name="Tableau1.A12" table:number-columns-spanned="2" office:value-type="string">
            <text:p text:style-name="P17">Progression</text:p>
          </table:table-cell>
          <table:covered-table-cell/>
          <table:table-cell table:style-name="Tableau1.C12" table:number-columns-spanned="2" office:value-type="string">
            <text:p text:style-name="P18">{progress}</text:p>
          </table:table-cell>
          <table:covered-table-cell/>
          <table:table-cell table:style-name="Tableau1.E12" table:number-columns-spanned="2" office:value-type="string">
            <text:p text:style-name="P19">État</text:p>
          </table:table-cell>
          <table:covered-table-cell/>
          <table:table-cell table:style-name="Tableau1.G12" table:number-columns-spanned="2" office:value-type="string">
            <text:p text:style-name="P20">{status}</text:p>
          </table:table-cell>
          <table:covered-table-cell/>
          <table:covered-table-cell table:style-name="Tableau1.I2"/>
        </table:table-row>
        <table:table-row table:style-name="Tableau1.13">
          <table:table-cell table:style-name="Tableau1.A13" table:number-columns-spanned="2" office:value-type="string">
            <text:p text:style-name="P21">Assigné</text:p>
          </table:table-cell>
          <table:covered-table-cell/>
          <table:table-cell table:style-name="Tableau1.C13" table:number-columns-spanned="6" office:value-type="string">
            <text:p text:style-name="P22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4">
          <table:table-cell table:style-name="Tableau1.A14" table:number-columns-spanned="3" office:value-type="string">
            <text:p text:style-name="P23">Contacts/<text:span text:style-name="T5">A</text:span>dresses</text:p>
          </table:table-cell>
          <table:covered-table-cell/>
          <table:covered-table-cell/>
          <table:table-cell table:style-name="Tableau1.D14" table:number-columns-spanned="5" office:value-type="string">
            <text:p text:style-name="P24">{contacts}</text:p>
          </table:table-cell>
          <table:covered-table-cell/>
          <table:covered-table-cell/>
          <table:covered-table-cell/>
          <table:covered-table-cell/>
          <table:covered-table-cell table:style-name="Tableau1.I14"/>
        </table:table-row>
      </table:table>
      <text:p text:style-name="P25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6">Sujet</text:p>
          </table:table-cell>
          <table:table-cell table:style-name="Informationticket.B1" office:value-type="string">
            <text:p text:style-name="P27">{subject}<text:span text:style-name="T6"> </text:span></text:p>
          </table:table-cell>
        </table:table-row>
        <table:table-row>
          <table:table-cell table:style-name="Informationticket.A2" office:value-type="string">
            <text:p text:style-name="P28">Message</text:p>
          </table:table-cell>
          <table:table-cell table:style-name="Informationticket.B2" office:value-type="string">
            <text:p text:style-name="P29">{message}</text:p>
          </table:table-cell>
        </table:table-row>
        <table:table-row>
          <table:table-cell table:style-name="Informationticket.A2" office:value-type="string">
            <text:p text:style-name="P30">Tags/catégories</text:p>
          </table:table-cell>
          <table:table-cell table:style-name="Informationticket.B3" office:value-type="string">
            <text:p text:style-name="P31">{categories}</text:p>
          </table:table-cell>
        </table:table-row>
      </table:table>
      <text:p text:style-name="P32"/>
      <text:p text:style-name="P33"><text:span text:style-name="T7">L</text:span>iste des évènements liés à ce ticket</text:p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35">Réf</text:p>
          </table:table-cell>
          <table:table-cell table:style-name="Tableau2.A1" office:value-type="string">
            <text:p text:style-name="P36">Qui</text:p>
          </table:table-cell>
          <table:table-cell table:style-name="Tableau2.A1" office:value-type="string">
            <text:p text:style-name="P35">Type</text:p>
          </table:table-cell>
          <table:table-cell table:style-name="Tableau2.A1" office:value-type="string">
            <text:p text:style-name="P35">Titre</text:p>
          </table:table-cell>
          <table:table-cell table:style-name="Tableau2.A1" office:value-type="string">
            <text:p text:style-name="P35">Note <text:span text:style-name="T8">(contenu de l’évènement)</text:span></text:p>
          </table:table-cell>
          <table:table-cell table:style-name="Tableau2.F1" office:value-type="string">
            <text:p text:style-name="P35">Date</text:p>
          </table:table-cell>
        </table:table-row>
        <table:table-row>
          <table:table-cell table:style-name="Tableau2.A2" office:value-type="string">
            <text:p text:style-name="P37">[!-- BEGIN row.events --]<text:span text:style-name="T9">{event_ref}</text:span></text:p>
          </table:table-cell>
          <table:table-cell table:style-name="Tableau2.B2" office:value-type="string">
            <text:p text:style-name="P38">{user}</text:p>
          </table:table-cell>
          <table:table-cell table:style-name="Tableau2.C2" office:value-type="string">
            <text:p text:style-name="P38">{type}</text:p>
          </table:table-cell>
          <table:table-cell table:style-name="Tableau2.D2" office:value-type="string">
            <text:p text:style-name="P39">{title}</text:p>
          </table:table-cell>
          <table:table-cell table:style-name="Tableau2.E2" office:value-type="string">
            <text:p text:style-name="P40">{event_content}</text:p>
          </table:table-cell>
          <table:table-cell table:style-name="Tableau2.F2" office:value-type="string">
            <text:p text:style-name="P40">{date}<text:span text:style-name="T10">[!-- END row.events --]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hyphenation-keep="auto" loext:hyphenation-keep-type="column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fo:color="#004064" loext:opacity="100%" style:font-name="Arial" fo:font-size="8pt" officeooo:paragraph-rsid="0041f462" style:font-size-asian="8pt" style:font-size-complex="8pt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50bf77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" fo:font-size="8pt" fo:language="fr" fo:country="FR" officeooo:rsid="0050bf77" style:font-size-asian="8pt" style:font-size-complex="8pt"/>
    </style:style>
    <style:style style:name="MT5" style:family="text">
      <style:text-properties fo:language="fr" fo:country="FR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officeooo:rsid="002041cb"/>
    </style:style>
    <style:style style:name="MT8" style:family="text">
      <style:text-properties fo:language="fr" fo:country="FR" officeooo:rsid="008a6f99"/>
    </style:style>
    <style:style style:name="MT9" style:family="text">
      <style:text-properties fo:language="fr" fo:country="FR" fo:font-weight="normal" officeooo:rsid="00894102" style:font-weight-asian="normal" style:font-weight-complex="normal"/>
    </style:style>
    <style:style style:name="MT10" style:family="text">
      <style:text-properties fo:language="fr" fo:country="FR" fo:font-weight="normal" officeooo:rsid="002bcb92" style:font-weight-asian="normal" style:font-weight-complex="normal"/>
    </style:style>
    <style:style style:name="MT11" style:family="text">
      <style:text-properties fo:language="fr" fo:country="FR" fo:font-weight="normal" officeooo:rsid="000bf3ed" style:font-weight-asian="normal" style:font-weight-complex="normal"/>
    </style:style>
    <style:style style:name="MT12" style:family="text">
      <style:text-properties fo:language="fr" fo:country="FR" fo:font-weight="normal" officeooo:rsid="0050bf77" style:font-weight-asian="normal" style:font-weight-complex="normal"/>
    </style:style>
    <style:style style:name="MT13" style:family="text">
      <style:text-properties fo:language="fr" fo:country="FR" fo:font-weight="normal" officeooo:rsid="00d1541e" style:font-weight-asian="normal" style:font-weight-complex="normal"/>
    </style:style>
    <style:style style:name="MT14" style:family="text">
      <style:text-properties fo:language="fr" fo:country="FR" fo:font-weight="normal" officeooo:rsid="0024ea7e" style:font-weight-asian="normal" style:font-weight-complex="normal"/>
    </style:style>
    <style:style style:name="MT15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B1EA586C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D</text:span></text:span><text:span text:style-name="Police_20_par_20_défaut"><text:span text:style-name="MT2">igi</text:span></text:span><text:span text:style-name="Police_20_par_20_défaut"><text:span text:style-name="MT4">Ri</text:span></text:span><text:span text:style-name="Police_20_par_20_défaut"><text:span text:style-name="MT2">sk.com</text:span></text:span></text:a></text:p>
      </style:header>
      <style:footer>
        <text:p text:style-name="MP2"><text:span text:style-name="MT5"><text:file-name text:display="name-and-extension">template_ticketdocument_event_sign.odt</text:file-name></text:span><text:span text:style-name="MT5"><text:s/>- Date de l’exportation de ce </text:span><text:span text:style-name="MT6">ticket</text:span><text:span text:style-name="MT5">: </text:span><text:span text:style-name="MT7">{generation_date}</text:span><text:span text:style-name="MT5"><text:tab/>Version –</text:span><text:span text:style-name="MT8"> </text:span><text:span text:style-name="MT6">1</text:span><text:span text:style-name="MT9">.</text:span><text:span text:style-name="MT10">0</text:span><text:span text:style-name="MT11">.</text:span><text:span text:style-name="MT12">0</text:span><text:span text:style-name="MT11">-20</text:span><text:span text:style-name="MT13">2</text:span><text:span text:style-name="MT12">50213</text:span><text:span text:style-name="MT14"> </text:span><text:span text:style-name="MT15">- </text:span><text:span text:style-name="MT5">Page :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initial-creator>Perrine DURAND SAINT-OMER</meta:initial-creator>
    <meta:creation-date>2022-04-21T12:38:00Z</meta:creation-date>
    <dc:date>2025-02-13T23:47:19.045000000</dc:date>
    <meta:editing-cycles>41</meta:editing-cycles>
    <meta:editing-duration>PT2H41M52S</meta:editing-duration>
    <meta:document-statistic meta:table-count="3" meta:image-count="1" meta:object-count="0" meta:page-count="2" meta:paragraph-count="52" meta:word-count="90" meta:character-count="707" meta:non-whitespace-character-count="66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